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406cm" draw:marker-start-width="1.422cm" draw:marker-end-width="1.422cm" draw:textarea-horizontal-align="justify" draw:textarea-vertical-align="middle" draw:auto-grow-height="false" fo:min-height="0.691cm" fo:min-width="2.148cm" fo:padding-top="0.328cm" fo:padding-bottom="0.328cm" fo:padding-left="0.453cm" fo:padding-right="0.453cm"/>
    </style:style>
    <style:style style:name="gr2" style:family="graphic" style:parent-style-name="standard">
      <style:graphic-properties draw:textarea-horizontal-align="justify" draw:textarea-vertical-align="middle" draw:auto-grow-height="false" fo:min-height="1.368cm" fo:min-width="3.452cm"/>
    </style:style>
    <style:style style:name="gr3" style:family="graphic" style:parent-style-name="standard">
      <style:graphic-properties draw:fill="solid" draw:fill-color="#eeeeee" draw:textarea-horizontal-align="justify" draw:textarea-vertical-align="middle" draw:auto-grow-height="false" fo:min-height="1.457cm" fo:min-width="6.506cm"/>
    </style:style>
    <style:style style:name="gr4" style:family="graphic" style:parent-style-name="standard">
      <style:graphic-properties draw:fill="solid" draw:fill-color="#eeeeee" draw:textarea-horizontal-align="justify" draw:textarea-vertical-align="middle" draw:auto-grow-height="false" fo:min-height="1.277cm" fo:min-width="3.18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solid" svg:stroke-color="#000000" draw:fill="none" draw:fill-color="#ffffff" fo:min-height="0.385cm"/>
    </style:style>
    <style:style style:name="gr7" style:family="graphic" style:parent-style-name="standard">
      <style:graphic-properties draw:stroke="solid" svg:stroke-color="#000000" draw:fill="none" draw:fill-color="#ffffff" fo:min-height="0.712cm"/>
    </style:style>
    <style:style style:name="gr8" style:family="graphic" style:parent-style-name="standard">
      <style:graphic-properties draw:stroke="solid" svg:stroke-color="#000000" draw:fill="none" draw:fill-color="#ffffff" fo:min-height="0.331cm"/>
    </style:style>
    <style:style style:name="gr9" style:family="graphic" style:parent-style-name="standard">
      <style:graphic-properties draw:stroke="none" svg:stroke-color="#000000" draw:fill="none" draw:fill-color="#ffffff" fo:min-height="6.4cm"/>
    </style:style>
    <style:style style:name="gr10" style:family="graphic" style:parent-style-name="standard">
      <style:graphic-properties draw:marker-end="Arrow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18cm" svg:height="1.905cm" svg:x="22.59cm" svg:y="14.462cm">
          <text:p text:style-name="P1">RopeG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588cm" svg:height="2.286cm" svg:x="6.08cm" svg:y="1.254cm">
          <text:p text:style-name="P1">ContestantBenc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588cm" svg:height="2.286cm" svg:x="6.08cm" svg:y="5.064cm">
          <text:p text:style-name="P1">PlayGroun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588cm" svg:height="2.286cm" svg:x="6.08cm" svg:y="8.874cm">
          <text:p text:style-name="P1">RefereeSi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5.588cm" svg:height="2.286cm" svg:x="0cm" svg:y="5.318cm">
          <text:p text:style-name="P1">General</text:p>
          <text:p text:style-name="P1">Information</text:p>
          <text:p text:style-name="P1">Repository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9.906cm" svg:height="2.413cm" svg:x="16.24cm" svg:y="2.524cm">
          <text:p text:style-name="P1">contestants[i][j]</text:p>
          <text:p text:style-name="P1"><text:span text:style-name="T1">0 &lt;= i &lt; 2</text:span><text:span text:style-name="T1"><text:line-break/></text:span><text:span text:style-name="T1">0 &lt;= j &lt; NUMBER_OF_PLAYERS_IN_THE_BEN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5.207cm" svg:height="2.159cm" svg:x="17.891cm" svg:y="6.588cm">
          <text:p text:style-name="P1">coaches[i]</text:p>
          <text:p text:style-name="P1"><text:span text:style-name="T1">i&lt;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" draw:id="id1" draw:layer="layout" svg:width="5.207cm" svg:height="2.159cm" svg:x="17.764cm" svg:y="10.525cm">
          <text:p text:style-name="P1">rf<text:line-break/>(refere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6.24cm" svg:y1="3.794cm" svg:x2="11.668cm" svg:y2="2.397cm">
          <text:p/>
        </draw:line>
        <draw:line draw:style-name="gr5" draw:text-style-name="P3" draw:layer="layout" svg:x1="16.24cm" svg:y1="3.794cm" svg:x2="11.668cm" svg:y2="6.334cm">
          <text:p/>
        </draw:line>
        <draw:line draw:style-name="gr5" draw:text-style-name="P3" draw:layer="layout" svg:x1="17.891cm" svg:y1="7.731cm" svg:x2="11.668cm" svg:y2="2.778cm">
          <text:p/>
        </draw:line>
        <draw:line draw:style-name="gr5" draw:text-style-name="P3" draw:layer="layout" svg:x1="17.891cm" svg:y1="7.731cm" svg:x2="11.668cm" svg:y2="6.461cm">
          <text:p/>
        </draw:line>
        <draw:line draw:style-name="gr5" draw:text-style-name="P3" draw:layer="layout" svg:x1="17.891cm" svg:y1="7.731cm" svg:x2="11.668cm" svg:y2="10.017cm">
          <text:p/>
        </draw:line>
        <draw:line draw:style-name="gr5" draw:text-style-name="P3" draw:layer="layout" svg:x1="17.764cm" svg:y1="11.668cm" svg:x2="11.287cm" svg:y2="2.905cm">
          <text:p/>
        </draw:line>
        <draw:line draw:style-name="gr5" draw:text-style-name="P3" draw:layer="layout" svg:x1="17.764cm" svg:y1="11.668cm" svg:x2="9.001cm" svg:y2="7.35cm">
          <text:p/>
        </draw:line>
        <draw:line draw:style-name="gr5" draw:text-style-name="P3" draw:layer="layout" svg:x1="17.764cm" svg:y1="11.668cm" svg:x2="11.668cm" svg:y2="10.144cm">
          <text:p/>
        </draw:line>
        <draw:line draw:style-name="gr5" draw:text-style-name="P3" draw:layer="layout" svg:x1="6.08cm" svg:y1="2.27cm" svg:x2="2.905cm" svg:y2="5.318cm">
          <text:p/>
        </draw:line>
        <draw:line draw:style-name="gr5" draw:text-style-name="P3" draw:layer="layout" svg:x1="6.08cm" svg:y1="6.207cm" svg:x2="5.445cm" svg:y2="6.461cm">
          <text:p/>
        </draw:line>
        <draw:line draw:style-name="gr5" draw:text-style-name="P3" draw:layer="layout" svg:x1="6.08cm" svg:y1="10.017cm" svg:x2="3.032cm" svg:y2="7.604cm">
          <text:p/>
        </draw:line>
        <draw:line draw:style-name="gr5" draw:text-style-name="P3" draw:layer="layout" svg:x1="24.368cm" svg:y1="14.208cm" svg:x2="24.749cm" svg:y2="4.556cm">
          <text:p/>
        </draw:line>
        <draw:line draw:style-name="gr5" draw:text-style-name="P3" draw:layer="layout" svg:x1="24.368cm" svg:y1="14.208cm" svg:x2="23.098cm" svg:y2="7.731cm">
          <text:p/>
        </draw:line>
        <draw:line draw:style-name="gr5" draw:text-style-name="P3" draw:layer="layout" svg:x1="24.495cm" svg:y1="14.462cm" svg:x2="22.971cm" svg:y2="11.668cm">
          <text:p/>
        </draw:line>
        <draw:frame draw:style-name="gr6" draw:text-style-name="P4" draw:layer="layout" svg:width="0.889cm" svg:height="0.962cm" svg:x="24.622cm" svg:y="13.246cm">
          <draw:text-box>
            <text:p>1</text:p>
          </draw:text-box>
        </draw:frame>
        <draw:frame draw:style-name="gr7" draw:text-style-name="P4" draw:layer="layout" svg:width="0.889cm" svg:height="0.962cm" svg:x="17.002cm" svg:y="9.817cm">
          <draw:text-box>
            <text:p>3</text:p>
          </draw:text-box>
        </draw:frame>
        <draw:frame draw:style-name="gr7" draw:text-style-name="P4" draw:layer="layout" svg:width="0.889cm" svg:height="0.962cm" svg:x="16.621cm" svg:y="5.699cm">
          <draw:text-box>
            <text:p>4</text:p>
          </draw:text-box>
        </draw:frame>
        <draw:frame draw:style-name="gr6" draw:text-style-name="P4" draw:layer="layout" svg:width="0.889cm" svg:height="0.962cm" svg:x="15.283cm" svg:y="2.444cm">
          <draw:text-box>
            <text:p>2</text:p>
          </draw:text-box>
        </draw:frame>
        <draw:frame draw:style-name="gr6" draw:text-style-name="P4" draw:layer="layout" svg:width="0.889cm" svg:height="0.962cm" svg:x="15.478cm" svg:y="3.975cm">
          <draw:text-box>
            <text:p>5</text:p>
          </draw:text-box>
        </draw:frame>
        <draw:frame draw:style-name="gr8" draw:text-style-name="P4" draw:layer="layout" svg:width="0.889cm" svg:height="0.962cm" svg:x="17.51cm" svg:y="6.388cm">
          <draw:text-box>
            <text:p>9</text:p>
          </draw:text-box>
        </draw:frame>
        <draw:frame draw:style-name="gr7" draw:text-style-name="P4" draw:layer="layout" svg:width="0.889cm" svg:height="0.962cm" svg:x="17.256cm" svg:y="7.985cm">
          <draw:text-box>
            <text:p>6</text:p>
          </draw:text-box>
        </draw:frame>
        <draw:frame draw:style-name="gr9" draw:text-style-name="P4" draw:layer="layout" svg:width="10.287cm" svg:height="6.65cm" svg:x="1cm" svg:y="13.954cm">
          <draw:text-box>
            <text:p><text:span text:style-name="T2">1 - coach/contestants/referee .start()</text:span></text:p>
            <text:p><text:span text:style-name="T2">2 - ContestantBench add()</text:span></text:p>
            <text:p><text:span text:style-name="T2">3 – ContestantBench pickyourteam()</text:span></text:p>
            <text:p><text:span text:style-name="T2">4 – ContestantBench setSelectedContestants()</text:span></text:p>
            <text:p><text:span text:style-name="T2">5 – Plaground addContestant()</text:span></text:p>
            <text:p><text:span text:style-name="T2">6 – RefereeSite informReferee()</text:span></text:p>
            <text:p><text:span text:style-name="T2">7 – Playground watchTrial()</text:span></text:p>
            <text:p><text:span text:style-name="T2">8.1 – Playground haveAllPulled()</text:span></text:p>
            <text:p><text:span text:style-name="T2">8.2 – Playground resultsAsserted()</text:span></text:p>
            <text:p><text:span text:style-name="T2">9 – ContestantBench CoachReady()</text:span></text:p>
            <text:p><text:span text:style-name="T2"/></text:p>
            <text:p><text:span text:style-name="T2"/></text:p>
            <text:p/>
          </draw:text-box>
        </draw:frame>
        <draw:frame draw:style-name="gr7" draw:text-style-name="P4" draw:layer="layout" svg:width="0.889cm" svg:height="0.962cm" svg:x="14.462cm" svg:y="10.96cm">
          <draw:text-box>
            <text:p>8</text:p>
          </draw:text-box>
        </draw:frame>
        <draw:frame draw:style-name="gr7" draw:text-style-name="P4" draw:layer="layout" svg:width="0.889cm" svg:height="0.962cm" svg:x="4.556cm" svg:y="2.143cm">
          <draw:text-box>
            <text:p>A</text:p>
          </draw:text-box>
        </draw:frame>
        <draw:frame draw:style-name="gr7" draw:text-style-name="P4" draw:layer="layout" svg:width="0.889cm" svg:height="0.962cm" svg:x="5.445cm" svg:y="5.191cm">
          <draw:text-box>
            <text:p>B</text:p>
          </draw:text-box>
        </draw:frame>
        <draw:frame draw:style-name="gr7" draw:text-style-name="P4" draw:layer="layout" svg:width="0.889cm" svg:height="0.962cm" svg:x="5.445cm" svg:y="8.747cm">
          <draw:text-box>
            <text:p>C</text:p>
          </draw:text-box>
        </draw:frame>
        <draw:frame draw:style-name="gr9" draw:text-style-name="P4" draw:layer="layout" svg:width="10.287cm" svg:height="8.546cm" svg:x="11.414cm" svg:y="13.94cm">
          <draw:text-box>
            <text:p><text:span text:style-name="T2">A – printLineUpdate()</text:span><text:span text:style-name="T2"><text:line-break/></text:span><text:span text:style-name="T2">B –</text:span><text:span text:style-name="T2"><text:tab/></text:span><text:span text:style-name="T2">setTeamPlacement()</text:span></text:p>
            <text:p><text:span text:style-name="T2"><text:tab/></text:span><text:span text:style-name="T2">printLineUpdate()</text:span></text:p>
            <text:p><text:span text:style-name="T2">C – printLineUpdate()</text:span><text:span text:style-name="T2"><text:line-break/></text:span><text:span text:style-name="T2">D – printLineUpdate()</text:span></text:p>
            <text:p><text:span text:style-name="T2">E -</text:span><text:span text:style-name="T2"><text:tab/></text:span><text:span text:style-name="T2">setFlagPosition()</text:span></text:p>
            <text:p><text:span text:style-name="T2"><text:tab/></text:span><text:span text:style-name="T2">setTrialScore()</text:span></text:p>
            <text:p><text:span text:style-name="T2"><text:tab/></text:span><text:span text:style-name="T2">printGameHeader()</text:span></text:p>
            <text:p><text:span text:style-name="T2"><text:tab/></text:span><text:span text:style-name="T2">printLineUpdate()</text:span></text:p>
            <text:p><text:span text:style-name="T2"><text:tab/></text:span><text:span text:style-name="T2">resetTeamPlacement()</text:span></text:p>
            <text:p><text:span text:style-name="T2"><text:tab/></text:span><text:span text:style-name="T2">setGameScore()</text:span></text:p>
            <text:p><text:span text:style-name="T2"><text:tab/></text:span><text:span text:style-name="T2">printGameResult()</text:span></text:p>
            <text:p><text:span text:style-name="T2"><text:tab/></text:span><text:span text:style-name="T2">printMatchWinner()</text:span></text:p>
            <text:p><text:span text:style-name="T2"><text:tab/></text:span><text:span text:style-name="T2">printMatchDraw() </text:span></text:p>
            <text:p><text:span text:style-name="T2"/></text:p>
            <text:p><text:span text:style-name="T2"/></text:p>
            <text:p/>
          </draw:text-box>
        </draw:frame>
        <draw:frame draw:style-name="gr7" draw:text-style-name="P4" draw:layer="layout" svg:width="0.889cm" svg:height="0.962cm" svg:x="1.889cm" svg:y="8.366cm">
          <draw:text-box>
            <text:p>E</text:p>
          </draw:text-box>
        </draw:frame>
        <draw:frame draw:style-name="gr7" draw:text-style-name="P4" draw:layer="layout" svg:width="0.889cm" svg:height="0.962cm" svg:x="2.27cm" svg:y="2.832cm">
          <draw:text-box>
            <text:p>D</text:p>
          </draw:text-box>
        </draw:frame>
        <draw:frame draw:style-name="gr7" draw:text-style-name="P4" draw:layer="layout" svg:width="0.889cm" svg:height="0.962cm" svg:x="15.351cm" svg:y="6.461cm">
          <draw:text-box>
            <text:p>7</text:p>
          </draw:text-box>
        </draw:frame>
        <draw:connector draw:style-name="gr10" draw:text-style-name="P1" draw:layer="layout" draw:type="curve" draw:line-skew="-1.05cm" svg:x1="18.526cm" svg:y1="12.368cm" svg:x2="2.794cm" svg:y2="7.604cm" draw:start-shape="id1" draw:start-glue-point="7" draw:end-shape="id2" svg:d="M18526 12368c0-349-15732 2032-15732-4764" svg:viewBox="0 0 15733 4896">
          <text:p/>
        </draw:connector>
        <draw:connector draw:style-name="gr10" draw:text-style-name="P1" draw:layer="layout" draw:type="curve" draw:line-skew="-1.232cm" svg:x1="17.69cm" svg:y1="2.877cm" svg:x2="2.794cm" svg:y2="5.318cm" draw:start-shape="id3" draw:start-glue-point="5" draw:end-shape="id2" svg:d="M17690 2877c0-3130-14896-4351-14896 2441" svg:viewBox="0 0 14897 495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03cm" draw:marker-start-center="false" draw:marker-end-width="0.203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2T21:17:45.976295945</meta:creation-date>
    <dc:date>2016-03-26T23:49:10.420114946</dc:date>
    <meta:editing-duration>PT15M6S</meta:editing-duration>
    <meta:editing-cycles>3</meta:editing-cycles>
    <meta:generator>LibreOffice/5.1.1.3$Linux_X86_64 LibreOffice_project/89f508ef3ecebd2cfb8e1def0f0ba9a803b88a6d</meta:generator>
    <meta:document-statistic meta:object-count="40"/>
  </office:meta>
</office:document-meta>
</file>